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725b2" officeooo:paragraph-rsid="000725b2"/>
    </style:style>
    <style:style style:name="P2" style:family="paragraph" style:parent-style-name="Text_20_body" style:list-style-name="L1">
      <style:text-properties officeooo:rsid="00074453" officeooo:paragraph-rsid="00074453"/>
    </style:style>
    <style:style style:name="P3" style:family="paragraph" style:parent-style-name="Text_20_body" style:list-style-name="L1">
      <style:text-properties officeooo:rsid="00074453" officeooo:paragraph-rsid="00080c81"/>
    </style:style>
    <style:style style:name="P4" style:family="paragraph" style:parent-style-name="Text_20_body" style:list-style-name="L1">
      <style:text-properties officeooo:rsid="00080c81" officeooo:paragraph-rsid="00080c81"/>
    </style:style>
    <style:style style:name="P5" style:family="paragraph" style:parent-style-name="Text_20_body" style:list-style-name="L1">
      <style:text-properties officeooo:rsid="000a07ce" officeooo:paragraph-rsid="000a07ce"/>
    </style:style>
    <style:style style:name="P6" style:family="paragraph" style:parent-style-name="Text_20_body" style:list-style-name="L1">
      <style:text-properties officeooo:rsid="000b3b72" officeooo:paragraph-rsid="000b3b72"/>
    </style:style>
    <style:style style:name="P7" style:family="paragraph" style:parent-style-name="Text_20_body" style:list-style-name="L1">
      <style:text-properties officeooo:rsid="000d08eb" officeooo:paragraph-rsid="000d08eb"/>
    </style:style>
    <style:style style:name="P8" style:family="paragraph" style:parent-style-name="Text_20_body" style:list-style-name="L1">
      <style:text-properties officeooo:rsid="000fd49b" officeooo:paragraph-rsid="000fd49b"/>
    </style:style>
    <style:style style:name="P9" style:family="paragraph" style:parent-style-name="Text_20_body" style:list-style-name="L1">
      <style:text-properties officeooo:rsid="001057ea" officeooo:paragraph-rsid="001057ea"/>
    </style:style>
    <style:style style:name="T1" style:family="text">
      <style:text-properties officeooo:rsid="00080c81"/>
    </style:style>
    <style:style style:name="T2" style:family="text">
      <style:text-properties officeooo:rsid="000a07ce"/>
    </style:style>
    <style:style style:name="T3" style:family="text">
      <style:text-properties officeooo:rsid="000e9afa"/>
    </style:style>
    <style:style style:name="T4" style:family="text">
      <style:text-properties officeooo:rsid="001057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n-functional requirements</text:p>
      <text:list xml:id="list8253333744169788557" text:style-name="L1">
        <text:list-item>
          <text:p text:style-name="P2">The web-application must be accessible from Chrome version 50.+, Firefox version 45.+, Safari version <text:span text:style-name="T1">9.+</text:span> , Edge <text:span text:style-name="T1">version 38.14393 and higher.</text:span></text:p>
        </text:list-item>
        <text:list-item>
          <text:p text:style-name="P3">The web-application <text:span text:style-name="T1">must be suitable for searching queries, browsing the XML documents, translations, interpretation and scanned pages for these user groups:</text:span></text:p>
          <text:list>
            <text:list-item>
              <text:p text:style-name="P4"><text:span text:style-name="T2">secondary school</text:span> children 1<text:span text:style-name="T2">1</text:span> <text:s/>years old +</text:p>
            </text:list-item>
            <text:list-item>
              <text:p text:style-name="P5">University and college students</text:p>
            </text:list-item>
            <text:list-item>
              <text:p text:style-name="P5">researchers</text:p>
            </text:list-item>
            <text:list-item>
              <text:p text:style-name="P5">wider public with average computer skills aged 11 years +</text:p>
            </text:list-item>
          </text:list>
        </text:list-item>
        <text:list-item>
          <text:p text:style-name="P6">User should be optimized for these screen resolutions:</text:p>
          <text:list>
            <text:list-item>
              <text:p text:style-name="P6">Extra small devices, Phones: less than 768px</text:p>
            </text:list-item>
            <text:list-item>
              <text:p text:style-name="P6">Small devices Tablet: min-width:768px</text:p>
            </text:list-item>
            <text:list-item>
              <text:p text:style-name="P6">Medium devices Desktops: min-width:992px</text:p>
            </text:list-item>
            <text:list-item>
              <text:p text:style-name="P6">Large devices Desktops: min-width:1200px</text:p>
            </text:list-item>
          </text:list>
        </text:list-item>
        <text:list-item>
          <text:p text:style-name="P7">User should receive search results within 5 sec. if and only if the device’s connection to the Internet is download speed 1 Mbps+ and upload speed 256 Kbps+ <text:s/></text:p>
        </text:list-item>
        <text:list-item>
          <text:p text:style-name="P7">The web-application should support up to 1000 concurrent users. This requirement is bound with minimal hardware requirement specification.</text:p>
        </text:list-item>
        <text:list-item>
          <text:p text:style-name="P7">The system should be reliable and available at least 363 days in the year.</text:p>
        </text:list-item>
        <text:list-item>
          <text:p text:style-name="P7">It is acceptable to restart the system in the event of failure at most 1 time a week.</text:p>
        </text:list-item>
        <text:list-item>
          <text:p text:style-name="P7">The system can be restarted at most once a week for <text:span text:style-name="T3">maintenance</text:span> purposes and applying software updates.</text:p>
        </text:list-item>
        <text:list-item>
          <text:p text:style-name="P7">The system should be able to store <text:span text:style-name="T3">single</text:span> file <text:span text:style-name="T3">with size</text:span> <text:span text:style-name="T3">up to 1 Terabyte (1e+12 bytes).</text:span></text:p>
        </text:list-item>
        <text:list-item>
          <text:p text:style-name="P8">The system should be running on Ubuntu 16.04 LTS</text:p>
        </text:list-item>
        <text:list-item>
          <text:p text:style-name="P8">New data (XML files, translations, interpretations and scanned pages) should be imported via SFTP to dedicated folders for them. (via web interface?) <text:span text:style-name="T4">(functional requirement?)</text:span></text:p>
        </text:list-item>
        <text:list-item>
          <text:p text:style-name="P9">The system should be installed and tested within one week by our team.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08:54:05.983190659</meta:creation-date>
    <meta:generator>LibreOffice/5.1.4.2$Linux_X86_64 LibreOffice_project/10m0$Build-2</meta:generator>
    <dc:date>2016-10-14T10:18:51.145539622</dc:date>
    <meta:editing-duration>PT26M36S</meta:editing-duration>
    <meta:editing-cycles>5</meta:editing-cycles>
    <meta:document-statistic meta:table-count="0" meta:image-count="0" meta:object-count="0" meta:page-count="1" meta:paragraph-count="22" meta:word-count="272" meta:character-count="1640" meta:non-whitespace-character-count="1407"/>
  </office:meta>
</office:document-meta>
</file>